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Monospace" fo:font-size="10pt" fo:language="en" fo:country="US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name-complex="Monospace" style:font-size-complex="10pt" style:language-complex="en" style:country-complex="US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Monospace" fo:font-size="10pt" fo:language="en" fo:country="US" fo:text-shadow="none" style:text-underline-style="none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color="#0000c0" style:font-name="Monospace" fo:font-size="10pt" fo:font-weight="bold" fo:font-style="italic" style:font-name-asian="Monospace" style:font-name-complex="Monospace" style:font-size-asian="10pt" style:font-size-complex="10pt" style:font-weight-asian="bold" style:font-weight-complex="bold" style:font-style-asian="italic" style:font-style-complex="italic"/>
    </style:style>
    <style:style style:name="T2" style:family="text">
      <style:text-properties style:font-name="Monospace" fo:font-size="10pt" style:font-name-asian="Monospace" style:font-name-complex="Monospace" style:font-size-asian="10pt" style:font-size-complex="10pt" fo:color="#000000"/>
    </style:style>
    <style:style style:name="T3" style:family="text">
      <style:text-properties style:font-name="Monospace" style:font-weight-complex="bold" style:font-weight-asian="bold" style:font-size-complex="10pt" style:font-size-asian="10pt" style:font-name-complex="Monospace" style:font-name-asian="Monospace" fo:font-weight="bold" fo:font-size="10pt" fo:color="#7f0055"/>
    </style:style>
    <style:style style:name="T4" style:family="text">
      <style:text-properties style:font-name="Monospace" style:font-size-complex="10pt" style:font-size-asian="10pt" style:font-name-complex="Monospace" style:font-name-asian="Monospace" fo:font-size="10pt" fo:color="#000000"/>
    </style:style>
    <style:style style:name="T5" style:family="text">
      <style:text-properties style:font-name="Monospace" style:font-size-complex="10pt" style:font-size-asian="10pt" style:font-name-complex="Monospace" style:font-name-asian="Monospace" fo:font-size="10pt" fo:color="#0000c0" fo:font-weight="bold" fo:font-style="italic" style:font-weight-asian="bold" style:font-weight-complex="bold" style:font-style-asian="italic" style:font-style-complex="italic"/>
    </style:style>
    <style:style style:name="T6" style:family="text">
      <style:text-properties fo:color="#7f0055" style:font-name="Monospace" fo:font-size="10pt" fo:font-weight="bold" style:font-name-asian="Monospace" style:font-name-complex="Monospace" style:font-size-asian="10pt" style:font-size-complex="10pt" style:font-weight-asian="bold" style:font-weight-complex="bold"/>
    </style:style>
    <style:style style:name="T7" style:family="text">
      <style:text-properties style:font-name="Monospace" fo:font-size="10pt" style:font-name-asian="Monospace" style:font-name-complex="Monospace" style:font-size-asian="10pt" style:font-size-complex="10pt" fo:color="#6a3e3e"/>
    </style:style>
    <style:style style:name="T8" style:family="text">
      <style:text-properties fo:color="#3c3c3c"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  <style:style style:name="T9" style:family="text">
      <style:text-properties style:font-name="Monospace" fo:font-size="10pt" style:font-name-asian="Monospace" style:font-name-complex="Monospace" style:font-size-asian="10pt" style:font-size-complex="10pt" fo:color="#2a00ff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10.7969in" svg:y="0.5126in">
            <draw:object draw:notify-on-update-of-ranges="Sheet1.B1:Sheet1.B1 Sheet1.B3:Sheet1.B7 Sheet1.A3:Sheet1.A7 Sheet1.B11:Sheet1.B11 Sheet1.B13:Sheet1.B17 Sheet1.A13:Sheet1.A1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0.8583in" svg:y="4.4736in">
            <draw:object draw:notify-on-update-of-ranges="Sheet1.B1:Sheet1.B1 Sheet1.C3:Sheet1.C7 Sheet1.A3:Sheet1.A7 Sheet1.B11:Sheet1.B11 Sheet1.C13:Sheet1.C17 Sheet1.A13:Sheet1.A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With pus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twork size</text:p>
          </table:table-cell>
          <table:table-cell office:value-type="string" calcext:value-type="string">
            <text:p>Average Dissemination Time</text:p>
          </table:table-cell>
          <table:table-cell office:value-type="string" calcext:value-type="string">
            <text:p>Maximum Dissemination time</text:p>
          </table:table-cell>
          <table:table-cell table:number-columns-repeated="2"/>
          <table:table-cell office:value-type="string" calcext:value-type="string">
            <text:p>In number of pull rounds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571428571428571" calcext:value-type="float">
            <text:p>0.057142857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68" calcext:value-type="float">
            <text:p>0.06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Without pus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twork size</text:p>
          </table:table-cell>
          <table:table-cell office:value-type="string" calcext:value-type="string">
            <text:p>Average Dissemination Time</text:p>
          </table:table-cell>
          <table:table-cell office:value-type="string" calcext:value-type="string">
            <text:p>Maximum Dissemination time</text:p>
          </table:table-cell>
          <table:table-cell table:number-columns-repeated="2"/>
          <table:table-cell office:value-type="string" calcext:value-type="string">
            <text:p>In number of pull rounds</text:p>
          </table:table-cell>
          <table:table-cell table:number-columns-repeated="2"/>
          <table:table-cell office:value-type="string" calcext:value-type="string">
            <text:p>Rmq: Le leader push toujours à ses neighbour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66" calcext:value-type="float">
            <text:p>4.6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62" calcext:value-type="float">
            <text:p>1.6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.22285714285714" calcext:value-type="float">
            <text:p>2.2228571429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.332" calcext:value-type="float">
            <text:p>3.33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 table:number-rows-repeated="30">
          <table:table-cell table:number-columns-repeated="9"/>
        </table:table-row>
        <table:table-row table:style-name="ro1">
          <table:table-cell office:value-type="string" calcext:value-type="string">
            <text:p>Nodes :</text:p>
          </table:table-cell>
          <table:table-cell office:value-type="string" calcext:value-type="string">
            <text:p>Created between 1- 50 m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ngth of Simu : 45 secs</text:p>
          </table:table-cell>
          <table:table-cell table:number-columns-repeated="3"/>
          <table:table-cell office:value-type="string" calcext:value-type="string">
            <text:p>(Not important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BILITY_ROUNDS_THRESHOLD = 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BILITY_DISPARITY_THRESHOLD = 0.8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<text:span text:style-name="T1">LEADER_PULL_PERIOD</text:span><text:span text:style-name="T2"> = 1000;</text:span>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<text:span text:style-name="T3">new</text:span><text:span text:style-name="T4"> SchedulePeriodicTimeout(3000, </text:span><text:span text:style-name="T5">LEADER_PULL_PERIOD</text:span><text:span text:style-name="T4">);</text:span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25% writers</text:p>
          </table:table-cell>
          <table:table-cell office:value-type="string" calcext:value-type="string">
            <text:p>dépend de ce paramètre ?</text:p>
          </table:table-cell>
          <table:table-cell/>
          <table:table-cell office:value-type="string" calcext:value-type="string">
            <text:p>Change addrs IP ?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<text:span text:style-name="T6">new</text:span><text:span text:style-name="T2"> IntegerUniformDistribution(1000,5000,</text:span><text:span text:style-name="T7">rnd</text:span><text:span text:style-name="T2">)</text:span></text:p>
          </table:table-cell>
          <table:table-cell table:number-columns-repeated="4"/>
          <table:table-cell office:value-type="string" calcext:value-type="string">
            <text:p>Periode pour creation new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uffle Gradient: 2000 ms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Implemented with Task 3.2 “below”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style-name="ce4" office:value-type="string" calcext:value-type="string">
            <text:p><text:span text:style-name="T8">config</text:span><text:span text:style-name="T2">.put(</text:span><text:span text:style-name="T9">"simulation.checktimeout"</text:span><text:span text:style-name="T2">, 5);</text:span></text:p>
          </table:table-cell>
          <table:table-cell table:number-columns-repeated="4"/>
          <table:table-cell office:value-type="string" calcext:value-type="string">
            <text:p>Pour l'Observer (sinon, ne verra pas le moment où le leader est élu (11 noeuds avec l'info, ie leader + neighbours) et ne stockera pas le nombre de pull rounds au moment où le leader est élu)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00:09:26.929044015</meta:creation-date>
    <dc:date>2016-05-31T06:52:31.280949442</dc:date>
    <meta:editing-duration>PT6H27M50S</meta:editing-duration>
    <meta:editing-cycles>10</meta:editing-cycles>
    <meta:generator>LibreOffice/4.2.8.2$Linux_X86_64 LibreOffice_project/420m0$Build-2</meta:generator>
    <meta:document-statistic meta:table-count="1" meta:cell-count="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>
        <chart:symbol-image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>
        <chart:symbol-image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2.651cm" svg:y="0.316cm" chart:style-name="ch2">
          <text:p>Average Dissemination Time of the leader information</text:p>
        </chart:title>
        <chart:legend chart:legend-position="end" svg:x="12.643cm" svg:y="3.954cm" style:legend-expansion="high" chart:style-name="ch3"/>
        <chart:plot-area chart:style-name="ch4" table:cell-range-address="Sheet1.A3:Sheet1.B7 Sheet1.B1:Sheet1.B1 Sheet1.B11:Sheet1.B11 Sheet1.B13:Sheet1.B17" chart:data-source-has-labels="row" svg:x="1.33cm" svg:y="1.301cm" svg:width="10.994cm" svg:height="6.543cm">
          <chartooo:coordinate-region svg:x="2.057cm" svg:y="1.501cm" svg:width="9.987cm" svg:height="5.696cm"/>
          <chart:axis chart:dimension="x" chart:name="primary-x" chart:style-name="ch5">
            <chart:title svg:x="5.817cm" svg:y="8.024cm" chart:style-name="ch6">
              <text:p>Network Size</text:p>
            </chart:title>
          </chart:axis>
          <chart:axis chart:dimension="y" chart:name="primary-y" chart:style-name="ch5">
            <chart:title svg:x="0.451cm" svg:y="8.386cm" chart:style-name="ch7">
              <text:p>Average Dissemination time (Number of pull rounds)</text:p>
            </chart:title>
            <chart:grid chart:style-name="ch8" chart:class="major"/>
          </chart:axis>
          <chart:series chart:style-name="ch9" chart:values-cell-range-address="Sheet1.B3:Sheet1.B7" chart:label-cell-address="Sheet1.B1:Sheet1.B1" chart:class="chart:scatter">
            <chart:domain table:cell-range-address="Sheet1.A3:Sheet1.A7"/>
            <chart:data-point chart:repeated="5"/>
          </chart:series>
          <chart:series chart:style-name="ch10" chart:values-cell-range-address="Sheet1.B13:Sheet1.B17" chart:label-cell-address="Sheet1.B11:Sheet1.B11" chart:class="chart:scatter">
            <chart:domain table:cell-range-address="Sheet1.A13:Sheet1.A17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ith push</text:p>
                <draw:g>
                  <svg:desc>Sheet1.B1:Sheet1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Without push</text:p>
                <draw:g>
                  <svg:desc>Sheet1.B11:Sheet1.B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A3:Sheet1.A7</svg:desc>
                </draw:g>
              </table:table-cell>
              <table:table-cell office:value-type="float" office:value="0.08">
                <text:p>0.08</text:p>
                <draw:g>
                  <svg:desc>Sheet1.B3:Sheet1.B7</svg:desc>
                </draw:g>
              </table:table-cell>
              <table:table-cell office:value-type="float" office:value="25">
                <text:p>25</text:p>
                <draw:g>
                  <svg:desc>Sheet1.A13:Sheet1.A17</svg:desc>
                </draw:g>
              </table:table-cell>
              <table:table-cell office:value-type="float" office:value="0.56">
                <text:p>0.56</text:p>
                <draw:g>
                  <svg:desc>Sheet1.B13:Sheet1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2">
                <text:p>0.02</text:p>
              </table:table-cell>
              <table:table-cell office:value-type="float" office:value="50">
                <text:p>50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6">
                <text:p>0.06</text:p>
              </table:table-cell>
              <table:table-cell office:value-type="float" office:value="100">
                <text:p>100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5">
                <text:p>175</text:p>
              </table:table-cell>
              <table:table-cell office:value-type="float" office:value="0.0571428571428571">
                <text:p>0.0571428571428571</text:p>
              </table:table-cell>
              <table:table-cell office:value-type="float" office:value="175">
                <text:p>175</text:p>
              </table:table-cell>
              <table:table-cell office:value-type="float" office:value="2.22285714285714">
                <text:p>2.222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0.068">
                <text:p>0.068</text:p>
              </table:table-cell>
              <table:table-cell office:value-type="float" office:value="250">
                <text:p>250</text:p>
              </table:table-cell>
              <table:table-cell office:value-type="float" office:value="3.332">
                <text:p>3.3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>
        <chart:symbol-image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>
        <chart:symbol-image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493cm" svg:y="0.316cm" chart:style-name="ch2">
          <text:p>Maximum Dissemination Time of the leader information</text:p>
        </chart:title>
        <chart:legend chart:legend-position="end" svg:x="12.645cm" svg:y="3.952cm" style:legend-expansion="high" chart:style-name="ch3"/>
        <chart:plot-area chart:style-name="ch4" table:cell-range-address="Sheet1.A3:Sheet1.A7 Sheet1.B1:Sheet1.B1 Sheet1.C3:Sheet1.C7 Sheet1.B11:Sheet1.B11 Sheet1.C13:Sheet1.C17" chart:data-source-has-labels="row" svg:x="1.331cm" svg:y="1.301cm" svg:width="10.994cm" svg:height="6.538cm">
          <chartooo:coordinate-region svg:x="1.767cm" svg:y="1.5cm" svg:width="10.278cm" svg:height="5.692cm"/>
          <chart:axis chart:dimension="x" chart:name="primary-x" chart:style-name="ch5">
            <chart:title svg:x="5.818cm" svg:y="8.019cm" chart:style-name="ch6">
              <text:p>Network Size</text:p>
            </chart:title>
          </chart:axis>
          <chart:axis chart:dimension="y" chart:name="primary-y" chart:style-name="ch5">
            <chart:title svg:x="0.451cm" svg:y="8.517cm" chart:style-name="ch7">
              <text:p>Maximum Dissemination Time (Number of pull rounds)</text:p>
            </chart:title>
            <chart:grid chart:style-name="ch8" chart:class="major"/>
          </chart:axis>
          <chart:series chart:style-name="ch9" chart:values-cell-range-address="Sheet1.C3:Sheet1.C7" chart:label-cell-address="Sheet1.B1:Sheet1.B1" chart:class="chart:scatter">
            <chart:domain table:cell-range-address="Sheet1.A3:Sheet1.A7"/>
            <chart:data-point chart:repeated="5"/>
          </chart:series>
          <chart:series chart:style-name="ch10" chart:values-cell-range-address="Sheet1.C13:Sheet1.C17" chart:label-cell-address="Sheet1.B11:Sheet1.B11" chart:class="chart:scatter">
            <chart:domain table:cell-range-address="Sheet1.A13:Sheet1.A17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ith push</text:p>
                <draw:g>
                  <svg:desc>Sheet1.B1:Sheet1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Without push</text:p>
                <draw:g>
                  <svg:desc>Sheet1.B11:Sheet1.B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A3:Sheet1.A7</svg:desc>
                </draw:g>
              </table:table-cell>
              <table:table-cell office:value-type="float" office:value="1">
                <text:p>1</text:p>
                <draw:g>
                  <svg:desc>Sheet1.C3:Sheet1.C7</svg:desc>
                </draw:g>
              </table:table-cell>
              <table:table-cell office:value-type="float" office:value="25">
                <text:p>25</text:p>
                <draw:g>
                  <svg:desc>Sheet1.A13:Sheet1.A17</svg:desc>
                </draw:g>
              </table:table-cell>
              <table:table-cell office:value-type="float" office:value="1">
                <text:p>1</text:p>
                <draw:g>
                  <svg:desc>Sheet1.C13:Sheet1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5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175">
                <text:p>1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1">
                <text:p>1</text:p>
              </table:table-cell>
              <table:table-cell office:value-type="float" office:value="250">
                <text:p>25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